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E0000030619E3E32AD309B2B2.png" manifest:media-type="image/png"/>
  <manifest:file-entry manifest:full-path="Pictures/100010580000879200001508D21A14F0A9096EB5.svg" manifest:media-type="image/svg+xml"/>
  <manifest:file-entry manifest:full-path="Pictures/100002010000068A0000036DD5F09DC440CF97FB.png" manifest:media-type="image/png"/>
  <manifest:file-entry manifest:full-path="Pictures/100002010000067E0000036D1BDC94B4852D7FE4.png" manifest:media-type="image/png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ción días 1 y 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>
          <draw:text-box>
            <text:p text:style-name="P2">Foto trello actualitz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25.679cm" svg:height="15.495cm" svg:x="1.524cm" svg:y="0.254cm">
          <draw:image xlink:href="Pictures/10000201000004EE0000030619E3E32AD309B2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4" draw:layer="layout" svg:width="27.999cm" svg:height="14.774cm" svg:x="0.001cm" svg:y="-0.042cm">
          <draw:image xlink:href="Pictures/100002010000067E0000036D1BDC94B4852D7F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4" draw:layer="layout" svg:width="27.999cm" svg:height="14.668cm" svg:x="0.001cm" svg:y="0cm">
          <draw:image xlink:href="Pictures/100002010000068A0000036DD5F09DC440CF97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9:50:53.702670613</meta:creation-date>
    <dc:date>2020-12-10T09:27:45.872748181</dc:date>
    <meta:editing-duration>PT37M54S</meta:editing-duration>
    <meta:editing-cycles>9</meta:editing-cycles>
    <meta:generator>LibreOffice/6.0.7.3$Linux_X86_64 LibreOffice_project/00m0$Build-3</meta:generator>
    <meta:document-statistic meta:object-count="50"/>
  </office:meta>
</office:document-meta>
</file>